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377cm" fo:min-width="18.296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739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801cm"/>
    </style:style>
    <style:style style:name="gr4" style:family="graphic" style:parent-style-name="standard">
      <style:graphic-properties svg:stroke-color="#00a933" draw:fill-color="#ffffff" draw:textarea-horizontal-align="justify" draw:textarea-vertical-align="middle" draw:auto-grow-height="false" fo:min-height="0.86cm" fo:min-width="2.374cm"/>
    </style:style>
    <style:style style:name="gr5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9.02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6699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2.163cm" fo:min-width="5.215cm"/>
    </style:style>
    <style:style style:name="gr10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0.04cm" fo:min-width="0cm"/>
    </style:style>
    <style:style style:name="gr12" style:family="graphic" style:parent-style-name="standard">
      <style:graphic-properties svg:stroke-color="#ff0000" draw:fill-color="#ffffff" draw:textarea-horizontal-align="justify" draw:textarea-vertical-align="middle" draw:auto-grow-height="false" fo:min-height="3.052cm" fo:min-width="12.07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2a6099"/>
    </style:style>
    <style:style style:name="P4" style:family="paragraph">
      <loext:graphic-properties draw:fill-color="#ffffff"/>
      <style:paragraph-properties fo:text-align="center"/>
      <style:text-properties fo:color="#00a93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ff8000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color="#ff0000"/>
    </style:style>
    <style:style style:name="T1" style:family="text">
      <style:text-properties fo:color="#2a6099"/>
    </style:style>
    <style:style style:name="T2" style:family="text">
      <style:text-properties fo:color="#00a933"/>
    </style:style>
    <style:style style:name="T3" style:family="text">
      <style:text-properties fo:color="#ff8000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8.627cm" svg:x="1.381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2.032cm" svg:x="2.651cm" svg:y="7.269cm">
          <text:p text:style-name="P2"><text:span text:style-name="T1">Medi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39cm" svg:height="2.032cm" svg:x="8.112cm" svg:y="2.697cm">
          <text:p text:style-name="P2"><text:span text:style-name="T1">Orchest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301cm" svg:height="2.032cm" svg:x="12.241cm" svg:y="7.269cm">
          <text:p text:style-name="P2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4.064cm" svg:height="1.57cm" svg:x="1.508cm" svg:y="2.932cm">
          <text:p text:style-name="P2"><text:span text:style-name="T2">init / relea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draw:layer="layout" svg:x1="5.572cm" svg:y1="3.717cm" svg:x2="8.112cm" svg:y2="3.713cm" draw:start-shape="id1" draw:start-glue-point="10" draw:end-shape="id2" draw:end-glue-point="3" svg:d="M5572 3717h1270v-4h1270" svg:viewBox="0 0 2541 5">
          <text:p/>
        </draw:connector>
        <draw:connector draw:style-name="gr5" draw:text-style-name="P5" draw:layer="layout" svg:x1="11.731cm" svg:y1="4.729cm" svg:x2="6.27cm" svg:y2="7.269cm" draw:start-shape="id2" draw:start-glue-point="2" draw:end-shape="id3" draw:end-glue-point="0" svg:d="M11731 4729v1270h-5461v1270" svg:viewBox="0 0 5462 2541">
          <text:p/>
        </draw:connector>
        <draw:connector draw:style-name="gr5" draw:text-style-name="P5" draw:layer="layout" svg:x1="15.351cm" svg:y1="3.713cm" svg:x2="15.891cm" svg:y2="7.269cm" draw:start-shape="id2" draw:start-glue-point="1" draw:end-shape="id4" draw:end-glue-point="0" svg:d="M15351 3713h540v3556" svg:viewBox="0 0 541 3557">
          <text:p/>
        </draw:connector>
        <draw:custom-shape draw:style-name="gr6" draw:text-style-name="P1" xml:id="id5" draw:id="id5" draw:layer="layout" svg:width="9.525cm" svg:height="2.54cm" svg:x="1.508cm" svg:y="12.049cm">
          <text:p text:style-name="P2">External device / API /</text:p>
          <text:p text:style-name="P2">other plugin / whatever...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s" svg:x1="6.27cm" svg:y1="9.301cm" svg:x2="6.27cm" svg:y2="12.049cm" draw:start-shape="id3" draw:start-glue-point="2" draw:end-shape="id5" draw:end-glue-point="0" svg:d="M6270 9301v501 1746 501" svg:viewBox="0 0 1 2749">
          <text:p/>
        </draw:connector>
        <draw:connector draw:style-name="gr8" draw:text-style-name="P5" draw:layer="layout" draw:type="lines" svg:x1="12.241cm" svg:y1="8.285cm" svg:x2="9.89cm" svg:y2="8.285cm" draw:start-shape="id4" draw:start-glue-point="3" draw:end-shape="id3" draw:end-glue-point="1" svg:d="M12241 8285h-502-1349-500" svg:viewBox="0 0 2352 1">
          <text:p/>
        </draw:connector>
        <draw:custom-shape draw:style-name="gr9" draw:text-style-name="P6" xml:id="id6" draw:id="id6" draw:layer="layout" svg:width="5.715cm" svg:height="2.413cm" svg:x="13.065cm" svg:y="12.122cm">
          <text:p text:style-name="P2"><text:span text:style-name="T3">Client interface</text:span>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lines" svg:x1="15.891cm" svg:y1="9.301cm" svg:x2="15.922cm" svg:y2="12.122cm" draw:start-shape="id4" draw:start-glue-point="2" draw:end-shape="id6" draw:end-glue-point="0" svg:d="M15891 9301v501l31 1818v502" svg:viewBox="0 0 32 2822">
          <text:p/>
        </draw:connector>
        <draw:custom-shape draw:style-name="gr11" draw:text-style-name="P7" draw:layer="layout" svg:width="0.435cm" svg:height="0.408cm" svg:x="15.678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35cm" svg:height="0.408cm" svg:x="9.478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35cm" svg:height="0.408cm" svg:x="1.708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12.573cm" svg:height="3.302cm" svg:x="2.651cm" svg:y="15.351cm">
          <text:p text:style-name="P8"><text:span text:style-name="T4">Use of Descriptor :</text:span></text:p>
          <text:p text:style-name="P8"><text:span text:style-name="T4">- Mediator: params validation</text:span></text:p>
          <text:p text:style-name="P8"><text:span text:style-name="T4">- Server: paths &amp; Mediator method</text:span></text:p>
          <text:p text:style-name="P8"><text:span text:style-name="T4">- Client interface: help for building reque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435cm" svg:height="0.408cm" svg:x="15.732cm" svg:y="12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0.435cm" svg:height="0.408cm" svg:x="6.078cm" svg:y="8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5.0.5.2$Windows_x86 LibreOffice_project/55b006a02d247b5f7215fc6ea0fde844b30035b3</meta:generator>
    <dc:date>2019-08-28T13:33:39.284000000</dc:date>
    <meta:editing-duration>PT47M44S</meta:editing-duration>
    <meta:editing-cycles>42</meta:editing-cycles>
    <meta:document-statistic meta:object-count="19"/>
  </office:meta>
</office:document-meta>
</file>